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officeooo:rsid="04c9a509"/>
    </style:style>
    <style:style style:name="T162" style:family="text">
      <style:text-properties officeooo:rsid="04cb73aa"/>
    </style:style>
    <style:style style:name="T163" style:family="text">
      <style:text-properties officeooo:rsid="04cc9b85"/>
    </style:style>
    <style:style style:name="T164" style:family="text">
      <style:text-properties fo:font-style="italic" officeooo:rsid="04cc9b85" style:font-style-asian="italic" style:font-style-complex="italic"/>
    </style:style>
    <style:style style:name="T165" style:family="text">
      <style:text-properties fo:font-style="italic" officeooo:rsid="04d6364a" style:font-style-asian="italic" style:font-style-complex="italic"/>
    </style:style>
    <style:style style:name="T166" style:family="text">
      <style:text-properties fo:font-style="italic" officeooo:rsid="051289a9" style:font-style-asian="italic" style:font-style-complex="italic"/>
    </style:style>
    <style:style style:name="T167" style:family="text">
      <style:text-properties fo:font-style="italic" officeooo:rsid="0519cb47" style:font-style-asian="italic" style:font-style-complex="italic"/>
    </style:style>
    <style:style style:name="T168" style:family="text">
      <style:text-properties fo:font-style="italic" officeooo:rsid="05229e0e" style:font-style-asian="italic" style:font-style-complex="italic"/>
    </style:style>
    <style:style style:name="T169" style:family="text">
      <style:text-properties officeooo:rsid="04ccaae3"/>
    </style:style>
    <style:style style:name="T170" style:family="text">
      <style:text-properties officeooo:rsid="04d08112"/>
    </style:style>
    <style:style style:name="T171" style:family="text">
      <style:text-properties officeooo:rsid="04d1d0fa"/>
    </style:style>
    <style:style style:name="T172" style:family="text">
      <style:text-properties officeooo:rsid="04d24b16"/>
    </style:style>
    <style:style style:name="T173" style:family="text">
      <style:text-properties officeooo:rsid="04d350a3"/>
    </style:style>
    <style:style style:name="T174" style:family="text">
      <style:text-properties officeooo:rsid="04d35594"/>
    </style:style>
    <style:style style:name="T175" style:family="text">
      <style:text-properties officeooo:rsid="04d519be"/>
    </style:style>
    <style:style style:name="T176" style:family="text">
      <style:text-properties officeooo:rsid="04d6364a"/>
    </style:style>
    <style:style style:name="T177" style:family="text">
      <style:text-properties officeooo:rsid="04d65fd6"/>
    </style:style>
    <style:style style:name="T178" style:family="text">
      <style:text-properties officeooo:rsid="04d76090"/>
    </style:style>
    <style:style style:name="T179" style:family="text">
      <style:text-properties officeooo:rsid="04d8ec49"/>
    </style:style>
    <style:style style:name="T180" style:family="text">
      <style:text-properties officeooo:rsid="04dce8bb"/>
    </style:style>
    <style:style style:name="T181" style:family="text">
      <style:text-properties officeooo:rsid="04de9114"/>
    </style:style>
    <style:style style:name="T182" style:family="text">
      <style:text-properties officeooo:rsid="04e080ba"/>
    </style:style>
    <style:style style:name="T183" style:family="text">
      <style:text-properties officeooo:rsid="04e26415"/>
    </style:style>
    <style:style style:name="T184" style:family="text">
      <style:text-properties officeooo:rsid="04e36a6e"/>
    </style:style>
    <style:style style:name="T185" style:family="text">
      <style:text-properties officeooo:rsid="04e37368"/>
    </style:style>
    <style:style style:name="T186" style:family="text">
      <style:text-properties officeooo:rsid="04e42183"/>
    </style:style>
    <style:style style:name="T187" style:family="text">
      <style:text-properties officeooo:rsid="04e5e18f"/>
    </style:style>
    <style:style style:name="T188" style:family="text">
      <style:text-properties officeooo:rsid="04e65d55"/>
    </style:style>
    <style:style style:name="T189" style:family="text">
      <style:text-properties officeooo:rsid="04e81550"/>
    </style:style>
    <style:style style:name="T190" style:family="text">
      <style:text-properties officeooo:rsid="04e8e33c"/>
    </style:style>
    <style:style style:name="T191" style:family="text">
      <style:text-properties officeooo:rsid="04eaabfe"/>
    </style:style>
    <style:style style:name="T192" style:family="text">
      <style:text-properties officeooo:rsid="04ee4d17"/>
    </style:style>
    <style:style style:name="T193" style:family="text">
      <style:text-properties officeooo:rsid="04f008bb"/>
    </style:style>
    <style:style style:name="T194" style:family="text">
      <style:text-properties officeooo:rsid="04f1f546"/>
    </style:style>
    <style:style style:name="T195" style:family="text">
      <style:text-properties officeooo:rsid="04f2cff0"/>
    </style:style>
    <style:style style:name="T196" style:family="text">
      <style:text-properties officeooo:rsid="04f37ca3"/>
    </style:style>
    <style:style style:name="T197" style:family="text">
      <style:text-properties officeooo:rsid="04f4995d"/>
    </style:style>
    <style:style style:name="T198" style:family="text">
      <style:text-properties officeooo:rsid="04f64dc9"/>
    </style:style>
    <style:style style:name="T199" style:family="text">
      <style:text-properties officeooo:rsid="04f65001"/>
    </style:style>
    <style:style style:name="T200" style:family="text">
      <style:text-properties officeooo:rsid="04f89738"/>
    </style:style>
    <style:style style:name="T201" style:family="text">
      <style:text-properties officeooo:rsid="04fa57ac"/>
    </style:style>
    <style:style style:name="T202" style:family="text">
      <style:text-properties officeooo:rsid="04fadb56"/>
    </style:style>
    <style:style style:name="T203" style:family="text">
      <style:text-properties officeooo:rsid="04fd7647"/>
    </style:style>
    <style:style style:name="T204" style:family="text">
      <style:text-properties officeooo:rsid="04fdb251"/>
    </style:style>
    <style:style style:name="T205" style:family="text">
      <style:text-properties officeooo:rsid="04fe869c"/>
    </style:style>
    <style:style style:name="T206" style:family="text">
      <style:text-properties officeooo:rsid="04ff42ea"/>
    </style:style>
    <style:style style:name="T207" style:family="text">
      <style:text-properties officeooo:rsid="05009339"/>
    </style:style>
    <style:style style:name="T208" style:family="text">
      <style:text-properties officeooo:rsid="050242c7"/>
    </style:style>
    <style:style style:name="T209" style:family="text">
      <style:text-properties officeooo:rsid="0502e96b"/>
    </style:style>
    <style:style style:name="T210" style:family="text">
      <style:text-properties officeooo:rsid="050530cf"/>
    </style:style>
    <style:style style:name="T211" style:family="text">
      <style:text-properties officeooo:rsid="050706db"/>
    </style:style>
    <style:style style:name="T212" style:family="text">
      <style:text-properties officeooo:rsid="050751ad"/>
    </style:style>
    <style:style style:name="T213" style:family="text">
      <style:text-properties officeooo:rsid="05087c45"/>
    </style:style>
    <style:style style:name="T214" style:family="text">
      <style:text-properties officeooo:rsid="05088c5a"/>
    </style:style>
    <style:style style:name="T215" style:family="text">
      <style:text-properties officeooo:rsid="0508ca5b"/>
    </style:style>
    <style:style style:name="T216" style:family="text">
      <style:text-properties officeooo:rsid="050a07f5"/>
    </style:style>
    <style:style style:name="T217" style:family="text">
      <style:text-properties officeooo:rsid="050b412e"/>
    </style:style>
    <style:style style:name="T218" style:family="text">
      <style:text-properties officeooo:rsid="050bd500"/>
    </style:style>
    <style:style style:name="T219" style:family="text">
      <style:text-properties officeooo:rsid="050c1712"/>
    </style:style>
    <style:style style:name="T220" style:family="text">
      <style:text-properties officeooo:rsid="050da858"/>
    </style:style>
    <style:style style:name="T221" style:family="text">
      <style:text-properties officeooo:rsid="050dacf6"/>
    </style:style>
    <style:style style:name="T222" style:family="text">
      <style:text-properties officeooo:rsid="050eed33"/>
    </style:style>
    <style:style style:name="T223" style:family="text">
      <style:text-properties officeooo:rsid="05101ef6"/>
    </style:style>
    <style:style style:name="T224" style:family="text">
      <style:text-properties officeooo:rsid="0511a2f9"/>
    </style:style>
    <style:style style:name="T225" style:family="text">
      <style:text-properties officeooo:rsid="051289a9"/>
    </style:style>
    <style:style style:name="T226" style:family="text">
      <style:text-properties officeooo:rsid="05137a33"/>
    </style:style>
    <style:style style:name="T227" style:family="text">
      <style:text-properties officeooo:rsid="05148638"/>
    </style:style>
    <style:style style:name="T228" style:family="text">
      <style:text-properties officeooo:rsid="05155d7b"/>
    </style:style>
    <style:style style:name="T229" style:family="text">
      <style:text-properties officeooo:rsid="0515f1a5"/>
    </style:style>
    <style:style style:name="T230" style:family="text">
      <style:text-properties officeooo:rsid="0516ca94"/>
    </style:style>
    <style:style style:name="T231" style:family="text">
      <style:text-properties officeooo:rsid="0518c2de"/>
    </style:style>
    <style:style style:name="T232" style:family="text">
      <style:text-properties officeooo:rsid="0519cb47"/>
    </style:style>
    <style:style style:name="T233" style:family="text">
      <style:text-properties officeooo:rsid="051a46c9"/>
    </style:style>
    <style:style style:name="T234" style:family="text">
      <style:text-properties officeooo:rsid="051bc855"/>
    </style:style>
    <style:style style:name="T235" style:family="text">
      <style:text-properties officeooo:rsid="051d1650"/>
    </style:style>
    <style:style style:name="T236" style:family="text">
      <style:text-properties officeooo:rsid="051eb624"/>
    </style:style>
    <style:style style:name="T237" style:family="text">
      <style:text-properties officeooo:rsid="051f52d5"/>
    </style:style>
    <style:style style:name="T238" style:family="text">
      <style:text-properties officeooo:rsid="051fc975"/>
    </style:style>
    <style:style style:name="T239" style:family="text">
      <style:text-properties officeooo:rsid="0521106d"/>
    </style:style>
    <style:style style:name="T240" style:family="text">
      <style:text-properties officeooo:rsid="05229e0e"/>
    </style:style>
    <style:style style:name="T241" style:family="text">
      <style:text-properties officeooo:rsid="0522f3e1"/>
    </style:style>
    <style:style style:name="T242" style:family="text">
      <style:text-properties officeooo:rsid="05230605"/>
    </style:style>
    <style:style style:name="T243" style:family="text">
      <style:text-properties officeooo:rsid="0524c0c4"/>
    </style:style>
    <style:style style:name="T244" style:family="text">
      <style:text-properties officeooo:rsid="0524dfd1"/>
    </style:style>
    <style:style style:name="T245" style:family="text">
      <style:text-properties officeooo:rsid="0525fbf9"/>
    </style:style>
    <style:style style:name="T246" style:family="text">
      <style:text-properties officeooo:rsid="05274e96"/>
    </style:style>
    <style:style style:name="T247" style:family="text">
      <style:text-properties officeooo:rsid="05284e62"/>
    </style:style>
    <style:style style:name="T248" style:family="text">
      <style:text-properties officeooo:rsid="05298822"/>
    </style:style>
    <style:style style:name="T249" style:family="text">
      <style:text-properties officeooo:rsid="052ac245"/>
    </style:style>
    <style:style style:name="T250" style:family="text">
      <style:text-properties officeooo:rsid="052bd68a"/>
    </style:style>
    <style:style style:name="T251" style:family="text">
      <style:text-properties officeooo:rsid="052c322f"/>
    </style:style>
    <style:style style:name="T252" style:family="text">
      <style:text-properties officeooo:rsid="052eaa47"/>
    </style:style>
    <style:style style:name="T253" style:family="text">
      <style:text-properties officeooo:rsid="052fe6fd"/>
    </style:style>
    <style:style style:name="T254" style:family="text">
      <style:text-properties officeooo:rsid="0530538a"/>
    </style:style>
    <style:style style:name="T255" style:family="text">
      <style:text-properties officeooo:rsid="05330462"/>
    </style:style>
    <style:style style:name="T256" style:family="text">
      <style:text-properties officeooo:rsid="0533730e"/>
    </style:style>
    <style:style style:name="T257" style:family="text">
      <style:text-properties officeooo:rsid="0534b314"/>
    </style:style>
    <style:style style:name="T258" style:family="text">
      <style:text-properties officeooo:rsid="0535b9a3"/>
    </style:style>
    <style:style style:name="T259" style:family="text">
      <style:text-properties officeooo:rsid="0535e26c"/>
    </style:style>
    <style:style style:name="T260" style:family="text">
      <style:text-properties officeooo:rsid="0535f825"/>
    </style:style>
    <style:style style:name="T261" style:family="text">
      <style:text-properties officeooo:rsid="0537a320"/>
    </style:style>
    <style:style style:name="T262" style:family="text">
      <style:text-properties officeooo:rsid="05386fb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61">I stood around Org, found nothing to do, took a long nap, woke up confused.</text:span><text:span text:style-name="T97">453</text:span><text:span text:style-name="T161"> </text:span><text:span text:style-name="T162">I drank coffee, finished some quests on Axo, hitting 13, set my hearth to the Sepulcher, loitered on other </text:span><text:span text:style-name="T229">toons</text:span><text:span text:style-name="T162">, talked to Hannah a couple times.</text:span><text:span text:style-name="T98">709</text:span></text:p>
      <text:p text:style-name="P27"><text:span text:style-name="T162"><text:s text:c="3"/></text:span><text:span text:style-name="T163">I drove down to Downing, waited for Hannah to arrive, put two pizzas in the oven and ate while watching </text:span><text:span text:style-name="T164">Kiki’s Delivery Service</text:span><text:span text:style-name="T163">,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69"> ran ST with Voyagers, BRD with Temple, turned in quests in Stonard, Kargath, Hinterlands,</text:span><text:span text:style-name="T99">404</text:span><text:span text:style-name="T169"> </text:span><text:span text:style-name="T170">edited, printed, pasted pages 4-7,</text:span><text:span text:style-name="T100">427</text:span><text:span text:style-name="T170"> </text:span><text:span text:style-name="T171">took a bath, flossed, talked to Hannah, brushed my teeth, leveled axes in Azshara.</text:span><text:span text:style-name="T101">535</text:span><text:span text:style-name="T171"> </text:span></text:p>
      <text:p text:style-name="P28"><text:s text:c="3"/><text:span text:style-name="T172">Hannah picked me up; we rode to South Slope, Well Played, and entered an Uno tournament, which was very fun, drinking a latte and eating a vegan egg </text:span><text:soft-page-break/><text:span text:style-name="T172">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173">I ran Scholo, </text:span><text:span text:style-name="T174">winning T0 helm</text:span><text:span text:style-name="T173">, DMT, </text:span><text:span text:style-name="T174">winning a 2H sword</text:span><text:span text:style-name="T173">, joined another Scholo group which fell apart, ran another DMT, </text:span><text:span text:style-name="T174">hitting 59,</text:span><text:span text:style-name="T102">543</text:span><text:span text:style-name="T173"> </text:span><text:span text:style-name="T175">took a bath, laid in bed, looked at my phone,</text:span><text:span text:style-name="T103">621</text:span><text:span text:style-name="T176"> got dressed.</text:span></text:p>
      <text:p text:style-name="P57"><text:span text:style-name="T176"><text:s text:c="3"/>Hannah picked me up and drove us briefly down to Downing, </text:span><text:span text:style-name="T243">then</text:span><text:span text:style-name="T176"> Character Study, had the second ever Rejection </text:span><text:span text:style-name="T243">C</text:span><text:span text:style-name="T176">lub, where I read a bit of </text:span><text:span text:style-name="T165">On Quality</text:span><text:span text:style-name="T176"> and floated above people socializing. I drove us back down to Downing, and apparently we had a fight because Hannah </text:span><text:span text:style-name="T243">felt</text:span><text:span text:style-name="T176"> guilty about being social, and I got </text:span><text:span text:style-name="T243">a little </text:span><text:span text:style-name="T176">tired of reassuring her she was not a narcissist. </text:span></text:p>
      <text:p text:style-name="P29"><text:s text:c="3"/><text:span text:style-name="T176">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77">I grinded in WPL, ran DMW, UBRS, joined a BRD before the internet went haywire.</text:span><text:span text:style-name="T104">535</text:span><text:span text:style-name="T177"> </text:span><text:span text:style-name="T178">It stayed too laggy to play for several hours. Hannah called at ten, came over to cuddle for an hour. I logged back in, tanked LBRS with only spike</text:span><text:span text:style-name="T243">s</text:span><text:span text:style-name="T178"> of lag, ported to Org.</text:span><text:span text:style-name="T105">128</text:span><text:span text:style-name="T178"> </text:span></text:p>
      <text:p text:style-name="P30"><text:soft-page-break/><text:s text:c="3"/><text:span text:style-name="T179">Suddenly Erica’s Apple </text:span><text:span text:style-name="T244">Cinema D</text:span><text:span text:style-name="T179">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179"> </text:span></text:p>
      <text:p text:style-name="P30"><text:s text:c="3"/></text:p>
      <text:p text:style-name="P31">II.XX</text:p>
      <text:p text:style-name="P31"/>
      <text:p text:style-name="P31">I woke, turned on the coffee maker,<text:span text:style-name="T96">923</text:span><text:span text:style-name="T180">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80"> </text:span></text:p>
      <text:p text:style-name="P31"><text:s text:c="3"/><text:span text:style-name="T181">I was very cold, laid under the covers, got some grapes, started a bath,</text:span><text:span text:style-name="T108">302</text:span><text:span text:style-name="T181"> </text:span><text:span text:style-name="T182">one of the hottest I’ve ever taken; I immediately started putting on my outer layers,</text:span><text:span text:style-name="T109">343</text:span><text:span text:style-name="T182"> </text:span><text:span text:style-name="T183">put things from all my toons on the auction house,</text:span><text:span text:style-name="T110">430</text:span><text:span text:style-name="T184"> got dressed, made another coffee.</text:span><text:span text:style-name="T111">509</text:span><text:span text:style-name="T184"> </text:span></text:p>
      <text:p text:style-name="P31"><text:s text:c="3"/><text:span text:style-name="T185">I drove to the WALK, sat in my car a few minutes, went inside, sat at a booth, ordered a Coke. Hannah </text:span><text:span text:style-name="T244">arrived</text:span><text:span text:style-name="T185">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185">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186">I ran Strat Undead with Samples, BRD arena runs with Krix, LBRS with Wheaty, BRD with Wheaty, ran </text:span><text:soft-page-break/><text:span text:style-name="T186">around turning in quests, bought Tokup’s epic mount, stood outside AQ20, didn’t make the cut, ran BWL with KBN, came away empty-handed, ran UBRS with Temple, won </text:span><text:span text:style-name="T245">Truestrike</text:span><text:span text:style-name="T186"> sholders and a great sword + acquired </text:span><text:span text:style-name="T245">R</text:span><text:span text:style-name="T186">end head, did my first arcanite transmute and am probably forgetting a dungeon or two.</text:span><text:span text:style-name="T112">204</text:span><text:span text:style-name="T186"> </text:span></text:p>
      <text:p text:style-name="P33"/>
      <text:p text:style-name="P40">II.XXII</text:p>
      <text:p text:style-name="P33"/>
      <text:p text:style-name="P33"><text:span text:style-name="T187">I slept soundly, dreaming of collecting ores from the guild, woke </text:span><text:span text:style-name="T188">at nine, did the dishes, filled up the kettle.</text:span><text:span text:style-name="T113">912</text:span><text:span text:style-name="T188"> </text:span><text:span text:style-name="T189">I loitered around Org trying to sell things until, as I was logging off, someone wanted to buy 5x mooncloth. We haggled t</text:span><text:span text:style-name="T245">o</text:span><text:span text:style-name="T189">l 210</text:span><text:span text:style-name="T245">g</text:span><text:span text:style-name="T189">, which got me three arcane crystals and all the thorium bars I would need for Lionheart </text:span><text:span text:style-name="T245">H</text:span><text:span text:style-name="T189">elm.</text:span><text:span text:style-name="T114">1128</text:span><text:span text:style-name="T189"> </text:span></text:p>
      <text:p text:style-name="P33"><text:s text:c="3"/><text:span text:style-name="T190">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191">checked all my bank alts,</text:span><text:span text:style-name="T117"> </text:span><text:span text:style-name="T192">flossed, brushed, trimmed, made coffee.</text:span><text:span text:style-name="T117">116</text:span><text:span text:style-name="T116"> </text:span></text:p>
      <text:p text:style-name="P33"><text:span text:style-name="T191"><text:s text:c="3"/></text:span><text:span text:style-name="T193">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193">I had an Athletic at Highland with Charlie and Ryan. We drove through a totally destroyed Biltmore Village playing downer tunes, then had another Athletic at New Belgium, chatted with Cam, talked </text:span><text:span text:style-name="T245">with Ryan &amp; Charlie </text:span><text:span text:style-name="T193">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193"> </text:span></text:p>
      <text:p text:style-name="P33"><text:soft-page-break/><text:s text:c="3"/><text:span text:style-name="T194">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195">I helped Shankz farm some bugs, tanked some of a Scholo run, did ZF, winning both melee rings, a cloak and two set tokens, had Daisy help me transmute a bar and did some alt banking,</text:span><text:span text:style-name="T119">626</text:span><text:span text:style-name="T195"> </text:span><text:span text:style-name="T196">took a bath.</text:span><text:span text:style-name="T120">708</text:span><text:span text:style-name="T196"> </text:span><text:span text:style-name="T197">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197"> </text:span></text:p>
      <text:p text:style-name="P34"><text:s text:c="3"/><text:span text:style-name="T198">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199">I loitered around Org for hours, watched the end of the AQ40 stream, bought seven arcane crystals from Lottiedottie, got all of my transmutes, ran Strat Live with Zokra, had Rax</text:span><text:span text:style-name="T246">th</text:span><text:span text:style-name="T199">ar make Lionheart helm, ran MC with Pughouse, winning </text:span><text:span text:style-name="T246">Brutality Blade</text:span><text:span text:style-name="T199">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246">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00">painfully farmed two blood of heroes from all over EPL, finding a lot of herbs in the process.</text:span><text:span text:style-name="T123">625</text:span><text:span text:style-name="T200"> </text:span></text:p>
      <text:p text:style-name="P36"><text:s text:c="3"/><text:span text:style-name="T201">I took a bath, shaved,</text:span><text:span text:style-name="T124">648</text:span><text:span text:style-name="T201"> </text:span><text:span text:style-name="T202">turned in a libram to DM lib for </text:span><text:span text:style-name="T246">1% haste </text:span><text:span text:style-name="T202">head enchant, flew to BRM, raided MC with KBN, won Striker’s Mark/T1 legs, ran a LBRS with them too.</text:span><text:span text:style-name="T125">1246</text:span><text:span text:style-name="T202"> </text:span></text:p>
      <text:p text:style-name="P36"/>
      <text:p text:style-name="P37">II.XXXVI</text:p>
      <text:p text:style-name="P37"/>
      <text:p text:style-name="P37">I woke,<text:span text:style-name="T96">743</text:span> <text:span text:style-name="T203">turned in the worg pup quest, went back to bed, dozed, played Wordle (AWARD in four,) talked to Hannah on the phone, got dressed,</text:span><text:span text:style-name="T126">943</text:span><text:span text:style-name="T203"> </text:span><text:span text:style-name="T204">walked down to Downing, drank a coffee, walked back south, talking to Taylor with the clean shave/headphones, who had seen me at the Off Book show. I walked to Meyers and kicked off my flops,</text:span><text:span text:style-name="T127">1124</text:span><text:span text:style-name="T204"> </text:span><text:span text:style-name="T205">tanked the most painful LBRS ever.</text:span><text:span text:style-name="T128">211</text:span><text:span text:style-name="T205"> </text:span></text:p>
      <text:p text:style-name="P37"><text:soft-page-break/><text:s text:c="3"/><text:span text:style-name="T206">I walked to Jalisco, ordered a Starry, greeted Hannah, ordered food, ate, paid. We walked to Izzy’s, had free coffees thanks to dicy internet, walked back to the Space Bug, rode to Sand Hill. Hannah was off to book club. I asked her what her plans were for </text:span><text:span text:style-name="T249">later</text:span><text:span text:style-name="T206"> and she said she was going to try to hang out with Liz, but would I want to come over and watch a movie if not?</text:span></text:p>
      <text:p text:style-name="P37"><text:s text:c="3"/><text:span text:style-name="T206">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06"> </text:span></text:p>
      <text:p text:style-name="P36"><text:s text:c="3"/><text:span text:style-name="T207">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08">I went down to Downing, made coffee for Hannah and I, drank it on the stoop, laid on the couch.</text:span></text:p>
      <text:p text:style-name="P38"><text:s text:c="3"/><text:span text:style-name="T208">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08"> </text:span></text:p>
      <text:p text:style-name="P38"><text:s text:c="3"/><text:span text:style-name="T209">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10">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251">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11">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11">I think this is when we went to see Grandpap, where we looked at photos, searched for her TV remote.</text:span></text:p>
      <text:p text:style-name="P42"><text:s text:c="3"/><text:span text:style-name="T211">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12">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12">flew to ZG island, turned in a quest for a decent belt, joined a group for Test of Skulls but quickly decided I needed to focus on real life.</text:span></text:p>
      <text:p text:style-name="P43"><text:s text:c="3"/><text:span text:style-name="T212">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12"> </text:span></text:p>
      <text:p text:style-name="P43"><text:s text:c="3"/><text:span text:style-name="T213">I ran a somewhat sloggy but fun BRD that lasted 10 minutes past my hard out.</text:span><text:span text:style-name="T133">416</text:span><text:span text:style-name="T213"> </text:span><text:span text:style-name="T214">I got in the car, drove to the Purple Onion, loaded in, helped Charlie, checked </text:span><text:span text:style-name="T252">sounds </text:span><text:span text:style-name="T214">with h</text:span><text:span text:style-name="T252">im</text:span><text:span text:style-name="T214"> and Dulci. We ordered food as Ryan and Melissa were arriving, hung out, ate in the Grotto, played a janky set. Matt Drum asked if I was going to be at the April 10</text:span><text:span text:style-name="T134">th</text:span><text:span text:style-name="T214"> </text:span><text:soft-page-break/><text:span text:style-name="T214">Ever-Expanding Eulogy show, which I knew nothing about, so I sped home to see if I had any text messages regarding it, brushed my teeth,</text:span><text:span text:style-name="T134">1030 </text:span><text:span text:style-name="T215">checked my bank alts.</text:span><text:span text:style-name="T135">1042</text:span><text:span text:style-name="T215"> </text:span><text:span text:style-name="T216">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17">I stood around Org, tanked Test of Skulls with the guild, set up my new Pixel 7A, found Rexxar, flew to Org, took a bath,</text:span><text:span text:style-name="T136">222</text:span><text:span text:style-name="T217"> </text:span><text:span text:style-name="T218">got dressed, packed my bags,</text:span><text:span text:style-name="T137">250</text:span><text:span text:style-name="T218"> </text:span><text:span text:style-name="T219">drove down to Downing.</text:span><text:span text:style-name="T138">310</text:span><text:span text:style-name="T219"> </text:span></text:p>
      <text:p text:style-name="P44"><text:s text:c="3"/><text:span text:style-name="T220">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20">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256">of </text:span>touring Greensboro College, peed, fed the cats, hit the water kettle, caught up on journal.<text:span text:style-name="T96">1115</text:span> <text:span text:style-name="T221">I took out the recycling, realized it was a very nice day, removed a hoodie and looked around for my Rainbows but could only find the new ones in my car. I packed my bag and set off for Battle Cat, but realized neither my hoodie game nor footware </text:span><text:span text:style-name="T256">were</text:span><text:span text:style-name="T221"> on point. I went back inside, swapped my bag for my jacket, my flops for my blue Lems and set off again.</text:span></text:p>
      <text:p text:style-name="P48"><text:s text:c="3"/><text:span text:style-name="T221">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21"> </text:span></text:p>
      <text:p text:style-name="P48"><text:s text:c="3"/><text:span text:style-name="T222">I helped someone summon their lowbie to </text:span><text:span text:style-name="T256">Light’s Hope Chapel</text:span><text:span text:style-name="T222"> and </text:span><text:span text:style-name="T256">W</text:span><text:span text:style-name="T222">interspring </text:span><text:span text:style-name="T256">with Vita</text:span><text:span text:style-name="T222">, ran an UBRS with LTD, made a new enchanting alt, ran BWL w/ Temple, winning T2 bracers and boots, talked to Hannah on the phone.</text:span><text:span text:style-name="T140">1022</text:span><text:span text:style-name="T222"> </text:span></text:p>
      <text:p text:style-name="P48"><text:s text:c="3"/><text:span text:style-name="T223">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24">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24"> </text:span></text:p>
      <text:p text:style-name="P51"><text:s text:c="3"/><text:span text:style-name="T225">I walked to Ingles, bought TP, hummus, oat milk, a GF frozen pizza, carrots/broccoli, peanut butter, walked down to Downing, ate pizza, watched </text:span><text:span text:style-name="T166">Common </text:span><text:soft-page-break/><text:span text:style-name="T166">Side Effects </text:span><text:span text:style-name="T225">then two episodes of the pottery throwdown, stayed on the couch scrolling when Hannah went to bed, then </text:span><text:span text:style-name="T260">moved to the bed and scrolled</text:span><text:span text:style-name="T225"> until at least 2AM.</text:span></text:p>
      <text:p text:style-name="P51"/>
      <text:p text:style-name="P51"><text:span text:style-name="T225">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26">I killed worms in Silithus, picked up the recipe for desert dumplings on Kamaka, spent all day trying to get my Pixel 3a set up, finally succeeeded with some hackery, talked to Hannah on the phone.</text:span><text:span text:style-name="T142">610</text:span><text:span text:style-name="T226"> </text:span><text:span text:style-name="T227">She picked me up and we went to El Paraiso, talked about hanging out in the morning. She dropped me at Odd’s, where I ordered an Americano, walked to Meyers.</text:span><text:span text:style-name="T143">738</text:span><text:span text:style-name="T227"> </text:span></text:p>
      <text:p text:style-name="P52"><text:s text:c="3"/><text:span text:style-name="T228">I ran Strat Undead with Violate tanking, winning grippy gloves, killed Emmeriss with Temple, then ran MC w/ Pughouse, winning belt of Might and Obsiddian Edged Blade, which I enchanted with crusader.</text:span><text:span text:style-name="T144">135</text:span><text:span text:style-name="T228">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231">farmed Twilight mobs, </text:span><text:span text:style-name="T230">did a Strat Live w/ LTD and then a BRD with some noobs, which was fun.</text:span><text:span text:style-name="T145">500</text:span><text:span text:style-name="T230"> </text:span></text:p>
      <text:p text:style-name="P53"><text:soft-page-break/><text:s text:c="3"/><text:span text:style-name="T232">I walked to OLR, enjoyed the first day of their burger special returning, walked to the Greagle, talked to Matt Shepard, greeted Hannah, watched 4/6ths of Golden Folk, leaving after Dan. We watched the latest episode of </text:span><text:span text:style-name="T167">Common Side Effects</text:span><text:span text:style-name="T232"> and I drove to Ingles, bought grapes/CheezIt as they were closing, drove to Meyers.</text:span><text:span text:style-name="T146">1002</text:span><text:span text:style-name="T232"> </text:span><text:span text:style-name="T233">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234">took a bath, played Wordle (MANGO in three,) did Finch, walked to Odd’s, met Hannah, ordered a quad Americano, walked down to the BHT, back to Odd’s, ordered another Americano, said bye to </text:span><text:span text:style-name="T262">Sweet Pea</text:span><text:span text:style-name="T234">, sat at the Pump and chatted with Steve/France/Lamont/Leo, walked to Meyers, kicked off my flops,</text:span><text:span text:style-name="T147">437</text:span><text:span text:style-name="T234"> </text:span><text:span text:style-name="T235">did some alt banking, washed my sticky grapes, put them in a paper cup, put on my blue Lems,</text:span><text:span text:style-name="T148">459</text:span><text:span text:style-name="T235"> </text:span><text:span text:style-name="T236">brushed my hair.</text:span><text:span text:style-name="T149">504</text:span><text:span text:style-name="T236"> </text:span></text:p>
      <text:p text:style-name="P54"><text:s text:c="3"/><text:span text:style-name="T237">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237">We left after that, cuddled on the couch a bit, went to bed.</text:span></text:p>
      <text:p text:style-name="P54"/>
      <text:p text:style-name="P55">III.XIII</text:p>
      <text:p text:style-name="P55"/>
      <text:p text:style-name="P55">I woke, wiped the crud from my mouth, went to <text:span text:style-name="T262">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238">I stood around Org, took a nap, brushed my teeth,</text:span><text:span text:style-name="T150">446</text:span><text:span text:style-name="T238"> </text:span><text:span text:style-name="T239">packed the Pixel 7a,</text:span><text:span text:style-name="T151">450 </text:span><text:span text:style-name="T240">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240">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168">The Great Pottery Throwdown</text:span><text:span text:style-name="T240">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241">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41"> </text:span></text:p>
      <text:p text:style-name="P56"><text:soft-page-break/><text:s text:c="3"/><text:span text:style-name="T242">I ate my food, failed to connect to WoW servers, set up my USB hub, talked to Hannah on the phone, realized I’d plugged the cable into the wrong port again, finally printed page 8.</text:span><text:span text:style-name="T153">406</text:span><text:span text:style-name="T242"> </text:span><text:span text:style-name="T247">I did the same for 9-12, took a bath, page 13, cancelled my BWL reservation/soft reserve.</text:span><text:span text:style-name="T154">513</text:span><text:span text:style-name="T247"> </text:span></text:p>
      <text:p text:style-name="P56"><text:s text:c="3"/><text:span text:style-name="T248">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248">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250">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250">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250">We went to Downing, got cozy; I went up to Ingles, got a pizza, grapes, broccoli/carrots, hop water, back down to Downing. We watched some videos about critical discourse theory or some such lingo </text:span><text:soft-page-break/><text:span text:style-name="T250">in dating apps, then switched to Pottery Throwdown. After two episodes, we went to bed, enjoyed the thunderstorm.</text:span></text:p>
      <text:p text:style-name="P59"/>
      <text:p text:style-name="P59"><text:span text:style-name="T250">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253">I got my grippy gloves enchanted, slept on the mailbox, laid in bed, heard from Hannah that she and Kathryn were going to Aldi.</text:span><text:span text:style-name="T155">151</text:span><text:span text:style-name="T253"> </text:span><text:span text:style-name="T254">I walked that way, talking to Juan outside Odd’s, then the girls in the library parking lot. I walked to Aldi but couldn’t find razors, got TP, red grapes, peas instead, walked to Meyers, wiped my butt,</text:span><text:span text:style-name="T156">310</text:span><text:span text:style-name="T254"> </text:span><text:span text:style-name="T255">stood around Org, laid in bed, started some peas n’ noodles, took out the trash.</text:span><text:span text:style-name="T157">429</text:span><text:span text:style-name="T255"> </text:span></text:p>
      <text:p text:style-name="P60"><text:s text:c="3"/><text:span text:style-name="T257">I ate, put my dish in the bathroom sink, walked to Haywood Famous, ordered a cafe con leche, walked down to Downing, had a good and 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and sleeping cozily. I played Wordle (LASSO in three,) got a ride from Hannah to Meyers, kissed her goodbye, walked inside, shut my bedroom window.<text:span text:style-name="T96">1010</text:span> <text:span text:style-name="T258">I logged into WoW but took a long nap instead.</text:span><text:span text:style-name="T158">133</text:span><text:span text:style-name="T258"> </text:span><text:span text:style-name="T259">I stood around Orgrimmar eating grapes and eventually made a coffee.</text:span><text:span text:style-name="T159">338</text:span><text:span text:style-name="T259"> </text:span><text:span text:style-name="T261">I edited/printed page 20, installed my Hello The House lightswitch plate, made my move against JB in chess + did my puzzles.</text:span><text:span text:style-name="T160">404</text:span><text:span text:style-name="T26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17T16:17:15.360998361</dc:date>
    <meta:editing-duration>P172DT13H15M28S</meta:editing-duration>
    <meta:editing-cycles>1194</meta:editing-cycles>
    <meta:generator>LibreOffice/24.2.5.2$MacOSX_X86_64 LibreOffice_project/bffef4ea93e59bebbeaf7f431bb02b1a39ee8a59</meta:generator>
    <meta:print-date>2025-03-17T16:10:21.365820673</meta:print-date>
    <meta:document-statistic meta:table-count="0" meta:image-count="0" meta:object-count="0" meta:page-count="24" meta:paragraph-count="188" meta:word-count="7557" meta:character-count="41729" meta:non-whitespace-character-count="34005"/>
  </office:meta>
</office:document-meta>
</file>